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23b31"/>
    </style:style>
    <style:style style:name="P3" style:family="paragraph" style:parent-style-name="Standard">
      <style:paragraph-properties fo:text-align="justify" style:justify-single-word="false"/>
      <style:text-properties officeooo:paragraph-rsid="0021b5cc"/>
    </style:style>
    <style:style style:name="P4" style:family="paragraph" style:parent-style-name="Standard">
      <style:paragraph-properties fo:text-align="justify" style:justify-single-word="false">
        <style:tab-stops>
          <style:tab-stop style:position="1.005cm"/>
        </style:tab-stops>
      </style:paragraph-properties>
      <style:text-properties officeooo:paragraph-rsid="00203cfc"/>
    </style:style>
    <style:style style:name="P5" style:family="paragraph" style:parent-style-name="Standard">
      <style:paragraph-properties fo:text-align="justify" style:justify-single-word="false">
        <style:tab-stops>
          <style:tab-stop style:position="1.005cm"/>
        </style:tab-stops>
      </style:paragraph-properties>
      <style:text-properties officeooo:paragraph-rsid="0021b5cc"/>
    </style:style>
    <style:style style:name="P6" style:family="paragraph" style:parent-style-name="Standard">
      <style:paragraph-properties fo:text-align="justify" style:justify-single-word="false">
        <style:tab-stops>
          <style:tab-stop style:position="1.005cm"/>
        </style:tab-stops>
      </style:paragraph-properties>
      <style:text-properties officeooo:paragraph-rsid="00345dea"/>
    </style:style>
    <style:style style:name="P7" style:family="paragraph" style:parent-style-name="Standard">
      <style:paragraph-properties fo:text-align="justify" style:justify-single-word="false">
        <style:tab-stops>
          <style:tab-stop style:position="1.005cm"/>
        </style:tab-stops>
      </style:paragraph-properties>
      <style:text-properties officeooo:rsid="0028fdbe" officeooo:paragraph-rsid="0028fdbe"/>
    </style:style>
    <style:style style:name="P8" style:family="paragraph" style:parent-style-name="Standard">
      <style:paragraph-properties fo:text-align="justify" style:justify-single-word="false">
        <style:tab-stops>
          <style:tab-stop style:position="1.005cm"/>
        </style:tab-stops>
      </style:paragraph-properties>
      <style:text-properties officeooo:rsid="0028fdbe" officeooo:paragraph-rsid="00362eda"/>
    </style:style>
    <style:style style:name="P9" style:family="paragraph" style:parent-style-name="Standard">
      <style:paragraph-properties fo:text-align="justify" style:justify-single-word="false">
        <style:tab-stops>
          <style:tab-stop style:position="1.005cm"/>
        </style:tab-stops>
      </style:paragraph-properties>
      <style:text-properties officeooo:rsid="002b139c" officeooo:paragraph-rsid="002b139c"/>
    </style:style>
    <style:style style:name="P10" style:family="paragraph" style:parent-style-name="Standard">
      <style:paragraph-properties fo:text-align="justify" style:justify-single-word="false">
        <style:tab-stops>
          <style:tab-stop style:position="1.005cm"/>
        </style:tab-stops>
      </style:paragraph-properties>
      <style:text-properties officeooo:rsid="002b139c" officeooo:paragraph-rsid="00362eda"/>
    </style:style>
    <style:style style:name="P11" style:family="paragraph" style:parent-style-name="Standard">
      <style:paragraph-properties fo:text-align="center" style:justify-single-word="false">
        <style:tab-stops>
          <style:tab-stop style:position="1.005cm"/>
        </style:tab-stops>
      </style:paragraph-properties>
      <style:text-properties officeooo:rsid="002efad1" officeooo:paragraph-rsid="00362eda"/>
    </style:style>
    <style:style style:name="P12" style:family="paragraph" style:parent-style-name="Standard">
      <style:paragraph-properties fo:text-align="justify" style:justify-single-word="false">
        <style:tab-stops>
          <style:tab-stop style:position="1.005cm"/>
        </style:tab-stops>
      </style:paragraph-properties>
      <style:text-properties officeooo:rsid="002efad1" officeooo:paragraph-rsid="002efad1"/>
    </style:style>
    <style:style style:name="P13" style:family="paragraph" style:parent-style-name="Standard">
      <style:paragraph-properties fo:text-align="justify" style:justify-single-word="false">
        <style:tab-stops>
          <style:tab-stop style:position="1.005cm"/>
        </style:tab-stops>
      </style:paragraph-properties>
      <style:text-properties officeooo:rsid="002efad1" officeooo:paragraph-rsid="00345dea"/>
    </style:style>
    <style:style style:name="P14" style:family="paragraph" style:parent-style-name="Standard">
      <style:paragraph-properties fo:text-align="center" style:justify-single-word="false">
        <style:tab-stops>
          <style:tab-stop style:position="1.005cm"/>
        </style:tab-stops>
      </style:paragraph-properties>
      <style:text-properties fo:font-size="40pt" officeooo:rsid="002efad1" officeooo:paragraph-rsid="002efad1" style:font-size-asian="40pt" style:font-size-complex="40pt"/>
    </style:style>
    <style:style style:name="P15" style:family="paragraph" style:parent-style-name="Standard">
      <style:paragraph-properties fo:text-align="center" style:justify-single-word="false">
        <style:tab-stops>
          <style:tab-stop style:position="1.005cm"/>
        </style:tab-stops>
      </style:paragraph-properties>
      <style:text-properties fo:font-size="12pt" officeooo:rsid="002efad1" officeooo:paragraph-rsid="002efad1" style:font-size-asian="10.5pt" style:font-size-complex="12pt"/>
    </style:style>
    <style:style style:name="P16" style:family="paragraph" style:parent-style-name="Standard">
      <style:paragraph-properties fo:text-align="justify" style:justify-single-word="false">
        <style:tab-stops>
          <style:tab-stop style:position="1.005cm"/>
        </style:tab-stops>
      </style:paragraph-properties>
      <style:text-properties officeooo:rsid="003334b6" officeooo:paragraph-rsid="003334b6"/>
    </style:style>
    <style:style style:name="P17" style:family="paragraph" style:parent-style-name="Standard">
      <style:paragraph-properties fo:text-align="justify" style:justify-single-word="false">
        <style:tab-stops>
          <style:tab-stop style:position="1.005cm"/>
        </style:tab-stops>
      </style:paragraph-properties>
      <style:text-properties officeooo:rsid="00334563" officeooo:paragraph-rsid="00334563"/>
    </style:style>
    <style:style style:name="P18" style:family="paragraph" style:parent-style-name="Standard">
      <style:paragraph-properties fo:text-align="justify" style:justify-single-word="false">
        <style:tab-stops>
          <style:tab-stop style:position="1.005cm"/>
        </style:tab-stops>
      </style:paragraph-properties>
      <style:text-properties officeooo:rsid="00362eda" officeooo:paragraph-rsid="00362eda"/>
    </style:style>
    <style:style style:name="P19" style:family="paragraph" style:parent-style-name="Standard">
      <style:paragraph-properties fo:text-align="justify" style:justify-single-word="false">
        <style:tab-stops>
          <style:tab-stop style:position="1.005cm"/>
        </style:tab-stops>
      </style:paragraph-properties>
      <style:text-properties officeooo:rsid="0037c028" officeooo:paragraph-rsid="0037c028"/>
    </style:style>
    <style:style style:name="T1" style:family="text">
      <style:text-properties officeooo:rsid="00123b31"/>
    </style:style>
    <style:style style:name="T2" style:family="text">
      <style:text-properties officeooo:rsid="00132ec2"/>
    </style:style>
    <style:style style:name="T3" style:family="text">
      <style:text-properties officeooo:rsid="00170f77"/>
    </style:style>
    <style:style style:name="T4" style:family="text">
      <style:text-properties officeooo:rsid="0017dca9"/>
    </style:style>
    <style:style style:name="T5" style:family="text">
      <style:text-properties officeooo:rsid="001a8b9b"/>
    </style:style>
    <style:style style:name="T6" style:family="text">
      <style:text-properties officeooo:rsid="001c150d"/>
    </style:style>
    <style:style style:name="T7" style:family="text">
      <style:text-properties officeooo:rsid="001eb3f4"/>
    </style:style>
    <style:style style:name="T8" style:family="text">
      <style:text-properties officeooo:rsid="001eb80b"/>
    </style:style>
    <style:style style:name="T9" style:family="text">
      <style:text-properties officeooo:rsid="001fcbdb"/>
    </style:style>
    <style:style style:name="T10" style:family="text">
      <style:text-properties officeooo:rsid="00203cfc"/>
    </style:style>
    <style:style style:name="T11" style:family="text">
      <style:text-properties officeooo:rsid="002160cd"/>
    </style:style>
    <style:style style:name="T12" style:family="text">
      <style:text-properties officeooo:rsid="0021b5cc"/>
    </style:style>
    <style:style style:name="T13" style:family="text">
      <style:text-properties officeooo:rsid="0023c15c"/>
    </style:style>
    <style:style style:name="T14" style:family="text">
      <style:text-properties officeooo:rsid="0025b4f3"/>
    </style:style>
    <style:style style:name="T15" style:family="text">
      <style:text-properties officeooo:rsid="0028fdbe"/>
    </style:style>
    <style:style style:name="T16" style:family="text">
      <style:text-properties officeooo:rsid="00294aec"/>
    </style:style>
    <style:style style:name="T17" style:family="text">
      <style:text-properties officeooo:rsid="002b35be"/>
    </style:style>
    <style:style style:name="T18" style:family="text">
      <style:text-properties officeooo:rsid="002c9fb5"/>
    </style:style>
    <style:style style:name="T19" style:family="text">
      <style:text-properties officeooo:rsid="002f3892"/>
    </style:style>
    <style:style style:name="T20" style:family="text">
      <style:text-properties officeooo:rsid="00311ec6"/>
    </style:style>
    <style:style style:name="T21" style:family="text">
      <style:text-properties officeooo:rsid="003137b5"/>
    </style:style>
    <style:style style:name="T22" style:family="text">
      <style:text-properties officeooo:rsid="00321bc0"/>
    </style:style>
    <style:style style:name="T23" style:family="text">
      <style:text-properties officeooo:rsid="00334563"/>
    </style:style>
    <style:style style:name="T24" style:family="text">
      <style:text-properties officeooo:rsid="00345dea"/>
    </style:style>
    <style:style style:name="T25" style:family="text">
      <style:text-properties style:text-underline-style="none"/>
    </style:style>
    <style:style style:name="T26" style:family="text">
      <style:text-properties style:text-underline-style="none" officeooo:rsid="00345dea"/>
    </style:style>
    <style:style style:name="T27" style:family="text">
      <style:text-properties style:text-underline-style="none" officeooo:rsid="00362eda"/>
    </style:style>
    <style:style style:name="T28" style:family="text">
      <style:text-properties style:text-underline-style="none" fo:font-weight="bold" officeooo:rsid="00362eda" style:font-weight-asian="bold" style:font-weight-complex="bold"/>
    </style:style>
    <style:style style:name="T29" style:family="text">
      <style:text-properties style:text-underline-style="none" fo:font-weight="normal" officeooo:rsid="00362eda" style:font-weight-asian="normal" style:font-weight-complex="normal"/>
    </style:style>
    <style:style style:name="T30" style:family="text">
      <style:text-properties fo:font-size="40pt" style:font-size-asian="40pt" style:font-size-complex="4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Über die Spaltung von Wasser und der Fusion der Bestandteile</text:p>
      <text:p text:style-name="Standard"/>
      <text:p text:style-name="P1">Was sie schon immer über Gravitation Wissen wollten, aber nie zu fragen wagten.</text:p>
      <text:p text:style-name="P1"/>
      <text:p text:style-name="P1">Q: Warum steigen leichtere Gase/Elemente/Moleküle/Volum<text:span text:style-name="T1">en</text:span> auf ?</text:p>
      <text:p text:style-name="P2">A: Weil schwereres stärker zum Gravitationsmittelpunkt gezogen wird, somit werden die leichteren Teilchen <text:span text:style-name="T1">v</text:span>on der Gravitationskraft nach oben "gedrückt".</text:p>
      <text:p text:style-name="P1"/>
      <text:p text:style-name="P1">Wenn Wasser durch elektrischen Strom in Wasserstoff und Sauerstoff auf gespaltet wird und die Gase Wasserstoff und Sauerstoff dann durch ein langes Rohr, Hälfte durch Wasser, Hälfte durch Kohlendioxyd - Aufsteigen, können Wasserdichte Turbinen durch Gravitationskraft einen elektrischen Strom <text:span text:style-name="T7">beliebiger Größe generieren, abhängig durch die Höhe des Rohres </text:span><text:span text:style-name="T8">bzw. der Menge der Turbinen.</text:span></text:p>
      <text:p text:style-name="P1"/>
      <text:p text:style-name="P1">Dann kann nochmal durch die Fusion der Gase in einer Brennstoffzelle elektrischer Strom, <text:span text:style-name="T13">Abwärme und Wasser</text:span> generiert werden.</text:p>
      <text:p text:style-name="P1"/>
      <text:p text:style-name="P1">Wenn <text:span text:style-name="T14">das </text:span>Wasser <text:span text:style-name="T14">dann </text:span>aus einer Höhe durch Kohlendioxyd fällt, kann ein weiteres mal durch Wasserdichte Turbinen elektrischer Strom generiert werden.</text:p>
      <text:p text:style-name="P1"/>
      <text:p text:style-name="P1">Wasser zu Wasser - Kreislauf komplett !</text:p>
      <text:p text:style-name="P1"/>
      <text:p text:style-name="P3">Energie<text:span text:style-name="T4">bilanz </text:span><text:span text:style-name="T11">i</text:span>m einmal gestartetem <text:span text:style-name="T6">physi</text:span><text:span text:style-name="T15">kali</text:span><text:span text:style-name="T9">sch-</text:span>elektrischem Kreislauf:</text:p>
      <text:p text:style-name="P4"/>
      <text:p text:style-name="P5">- <text:s/>Elektrolyse-<text:span text:style-name="T3">E</text:span><text:span text:style-name="T2">nergie</text:span></text:p>
      <text:p text:style-name="P4"/>
      <text:p text:style-name="P4">+ Aufstiegsenergie</text:p>
      <text:p text:style-name="P5">+ Fusionsenergie <text:span text:style-name="T12">der Brennstoffzelle</text:span></text:p>
      <text:p text:style-name="P5">+ Abwärme-<text:span text:style-name="T3">E</text:span><text:span text:style-name="T2">n</text:span>ergie <text:span text:style-name="T10">der Brennstoffzelle </text:span><text:span text:style-name="T5">im </text:span>Dampfturbinenkreislauf</text:p>
      <text:p text:style-name="P4">+ Fallenergie</text:p>
      <text:p text:style-name="P4"/>
      <text:p text:style-name="P7"/>
      <text:p text:style-name="P7">&lt;3 M<text:span text:style-name="T18">it freundlichen Grüßen</text:span></text:p>
      <text:p text:style-name="P7"/>
      <text:p text:style-name="P7"/>
      <text:p text:style-name="P7"/>
      <text:p text:style-name="P7"><text:span text:style-name="T16">Alfons Simon</text:span> Krell, 11.09.2022, <text:span text:style-name="T16">Flensburg, </text:span><text:span text:style-name="T18">Deutschland</text:span></text:p>
      <text:p text:style-name="P7"/>
      <text:p text:style-name="P7"/>
      <text:p text:style-name="P9">P.S.</text:p>
      <text:p text:style-name="P9">Wenn <text:span text:style-name="T17">es</text:span> klappt bin ich Tot.</text:p>
      <text:p text:style-name="P9"/>
      <text:p text:style-name="P9"/>
      <text:p text:style-name="P14">EUREKA</text:p>
      <text:p text:style-name="P15"/>
      <text:p text:style-name="P12"><text:soft-page-break/>Was sie schon immer über Gravitation Wissen wollten, aber nie zu fragen wagten.</text:p>
      <text:p text:style-name="P12"/>
      <text:p text:style-name="P12">Ein Auto<text:span text:style-name="T23">mobil</text:span> fährt <text:span text:style-name="T23">stabil,</text:span> weil die Mechanik keine Toleranzen bezüglich der Unwucht zulässt.</text:p>
      <text:p text:style-name="P12">Ein<text:span text:style-name="T22">e</text:span> fliegende Untertasse wird durch die Braut oder den Bräutigam meistens auf den Fußboden geschmissen.</text:p>
      <text:p text:style-name="P12"/>
      <text:p text:style-name="P12">Aber eine direktional <text:span text:style-name="T20">polarisiert </text:span>gerichtete Fliehkraft wäre gequillte Scheiße denkt Hora<text:span text:style-name="T21">t</text:span>io <text:span text:style-name="T19">und der Nigger grinst.</text:span></text:p>
      <text:p text:style-name="P12"/>
      <text:p text:style-name="P6"><text:span text:style-name="T24">Die indigenen </text:span><text:span text:style-name="T25">Aborigines </text:span><text:span text:style-name="T26">Australiens haben das Boomerang erfunden !? - *</text:span><text:span text:style-name="T28">ALIENWARE*</text:span></text:p>
      <text:p text:style-name="P13"/>
      <text:p text:style-name="P17">Herleitung:</text:p>
      <text:p text:style-name="P17"/>
      <text:p text:style-name="P16">variarum factionum potentia</text:p>
      <text:p text:style-name="P16">vis centrifuga in directionem dictum punctum</text:p>
      <text:p text:style-name="P16">di electrico repulsion et electrico attractio in varietas</text:p>
      <text:p text:style-name="P16">mass in rotatio semicirculus et attractio et repulsion anti gravit potentia est</text:p>
      <text:p text:style-name="P16">levitation possibilis</text:p>
      <text:p text:style-name="P16">momentum systema</text:p>
      <text:p text:style-name="P16">systema momentum fugem</text:p>
      <text:p text:style-name="P16">systema momentum fugem cum polar</text:p>
      <text:p text:style-name="P16"/>
      <text:p text:style-name="P18">Eine rotierende Scheibe in/auf/an der eine magnetische Masse ähnlich wie in einem Elektromotor elektromagnetisch während einer halben Umdrehung der Scheibe einmal vom Mittelpunkt nach Außen und zurück in den Mittelpunkt getrieben wird polarisiert die Fliehkraft.</text:p>
      <text:p text:style-name="P18"/>
      <text:p text:style-name="P19">Katzen kennen das Spielzeug, BB8 lässt Grüßen.</text:p>
      <text:p text:style-name="P18"/>
      <text:p text:style-name="P18"/>
      <text:p text:style-name="P8">&lt;3 M<text:span text:style-name="T18">it freundlichen Grüßen</text:span></text:p>
      <text:p text:style-name="P8"/>
      <text:p text:style-name="P8"/>
      <text:p text:style-name="P8"/>
      <text:p text:style-name="P8"><text:span text:style-name="T16">Alfons Simon</text:span> Krell, 11.09.2022, <text:span text:style-name="T16">Flensburg, </text:span><text:span text:style-name="T18">Deutschland</text:span></text:p>
      <text:p text:style-name="P8"/>
      <text:p text:style-name="P8"/>
      <text:p text:style-name="P10">P.S.</text:p>
      <text:p text:style-name="P10">Wenn <text:span text:style-name="T17">es</text:span> klappt bin ich Tot.</text:p>
      <text:p text:style-name="P10"/>
      <text:p text:style-name="P10"/>
      <text:p text:style-name="P10"/>
      <text:p text:style-name="P10"/>
      <text:p text:style-name="P10"/>
      <text:p text:style-name="P10"/>
      <text:p text:style-name="P10"/>
      <text:p text:style-name="P10"/>
      <text:p text:style-name="P10"/>
      <text:p text:style-name="P10"/>
      <text:p text:style-name="P11"><text:span text:style-name="T30">EUREK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1T18:06:47.682712248</meta:creation-date>
    <dc:date>2022-09-11T20:59:01.906752899</dc:date>
    <meta:editing-duration>PT1H16M14S</meta:editing-duration>
    <meta:editing-cycles>32</meta:editing-cycles>
    <meta:generator>LibreOffice/7.3.5.2$Linux_X86_64 LibreOffice_project/30$Build-2</meta:generator>
    <meta:document-statistic meta:table-count="0" meta:image-count="0" meta:object-count="0" meta:page-count="2" meta:paragraph-count="40" meta:word-count="357" meta:character-count="2600" meta:non-whitespace-character-count="2282"/>
  </office:meta>
</office:document-meta>
</file>